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70cd7" officeooo:paragraph-rsid="00570cd7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officeooo:paragraph-rsid="0046aab9" style:font-name-asian="Arial1" style:font-size-asian="15pt" style:font-name-complex="Arial1" style:font-size-complex="15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fo:font-weight="bold" officeooo:rsid="00418b87" style:font-weight-asian="bold" style:font-weight-complex="bold"/>
    </style:style>
    <style:style style:name="T10" style:family="text">
      <style:text-properties fo:font-weight="bold" officeooo:rsid="00453641" style:font-weight-asian="bold" style:font-weight-complex="bold"/>
    </style:style>
    <style:style style:name="T11" style:family="text">
      <style:text-properties fo:font-weight="bold" officeooo:rsid="005824a5" style:font-weight-asian="bold" style:font-weight-complex="bold"/>
    </style:style>
    <style:style style:name="T12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3"/>
      <text:p text:style-name="P22"><text:span text:style-name="T9">Consumos </text:span><text:span text:style-name="T10">por Obra Proyecto</text:span></text:p>
      <text:p text:style-name="P4"/>
      <text:p text:style-name="P10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2">Fecha</text:p>
            </table:table-cell>
            <table:table-cell table:style-name="TABLA_5f_CONSUMO_5f_DIRECTO.A1" office:value-type="string">
              <text:p text:style-name="P12">Comprobante consumo</text:p>
            </table:table-cell>
            <table:table-cell table:style-name="TABLA_5f_CONSUMO_5f_DIRECTO.A1" office:value-type="string">
              <text:p text:style-name="P13">Clase</text:p>
            </table:table-cell>
            <table:table-cell table:style-name="TABLA_5f_CONSUMO_5f_DIRECTO.A1" office:value-type="string">
              <text:p text:style-name="P12">Codigo</text:p>
            </table:table-cell>
            <table:table-cell table:style-name="TABLA_5f_CONSUMO_5f_DIRECTO.A1" office:value-type="string">
              <text:p text:style-name="P12">Nombre</text:p>
            </table:table-cell>
            <table:table-cell table:style-name="TABLA_5f_CONSUMO_5f_DIRECTO.A1" office:value-type="string">
              <text:p text:style-name="P14">Destino de consumo</text:p>
            </table:table-cell>
            <table:table-cell table:style-name="TABLA_5f_CONSUMO_5f_DIRECTO.A1" office:value-type="string">
              <text:p text:style-name="P12">Cantidad</text:p>
            </table:table-cell>
            <table:table-cell table:style-name="TABLA_5f_CONSUMO_5f_DIRECTO.A1" office:value-type="string">
              <text:p text:style-name="P16">Costo</text:p>
            </table:table-cell>
            <table:table-cell table:style-name="TABLA_5f_CONSUMO_5f_DIRECTO.A1" office:value-type="string">
              <text:p text:style-name="P16">Costo total</text:p>
            </table:table-cell>
            <table:table-cell table:style-name="TABLA_5f_CONSUMO_5f_DIRECTO.J1" office:value-type="string">
              <text:p text:style-name="P15">Observaciones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7">[FECHA_CONSUMO]</text:p>
          </table:table-cell>
          <table:table-cell table:style-name="TABLA_5f_CONSUMO_5f_DIRECTO.B2" office:value-type="string">
            <text:p text:style-name="P17">[COMPROBANTE]</text:p>
          </table:table-cell>
          <table:table-cell table:style-name="TABLA_5f_CONSUMO_5f_DIRECTO.C2" office:value-type="string">
            <text:p text:style-name="P18">[CLASE]</text:p>
          </table:table-cell>
          <table:table-cell table:style-name="TABLA_5f_CONSUMO_5f_DIRECTO.D2" office:value-type="string">
            <text:p text:style-name="P17">[CODIGO]</text:p>
          </table:table-cell>
          <table:table-cell table:style-name="TABLA_5f_CONSUMO_5f_DIRECTO.E2" office:value-type="string">
            <text:p text:style-name="P17">[NOMBRE]</text:p>
          </table:table-cell>
          <table:table-cell table:style-name="TABLA_5f_CONSUMO_5f_DIRECTO.F2" office:value-type="string">
            <text:p text:style-name="P19">[AREA_DESTINO]</text:p>
          </table:table-cell>
          <table:table-cell table:style-name="TABLA_5f_CONSUMO_5f_DIRECTO.G2" office:value-type="string">
            <text:p text:style-name="P17">[CANTIDAD]</text:p>
          </table:table-cell>
          <table:table-cell table:style-name="TABLA_5f_CONSUMO_5f_DIRECTO.H2" office:value-type="string">
            <text:p text:style-name="P21">[COSTO]</text:p>
          </table:table-cell>
          <table:table-cell table:style-name="TABLA_5f_CONSUMO_5f_DIRECTO.I2" office:value-type="string">
            <text:p text:style-name="P21">[COSTO_TOTAL]</text:p>
          </table:table-cell>
          <table:table-cell table:style-name="TABLA_5f_CONSUMO_5f_DIRECTO.J2" office:value-type="string">
            <text:p text:style-name="P20">[DESCRIPCION]</text:p>
          </table:table-cell>
        </table:table-row>
      </table:table>
      <text:p text:style-name="P6"/>
      <text:p text:style-name="P9"><text:span text:style-name="T7">Costo total ge</text:span><text:span text:style-name="T11">n</text:span><text:span text:style-name="T7">eral:</text:span> [COSTO_TOTAL_GENERAL]</text:p>
      <text:p text:style-name="P7"/>
      <text:p text:style-name="P8"><text:tab/><text:tab/><text:tab/><text:tab/><text:tab/><text:tab/><text:tab/><text:tab/><text:tab/><text:tab/><text:tab/><text:tab/><text:span text:style-name="T8">Recibe:</text:span><text:span text:style-name="T12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7:17:03.151416596</dc:date>
    <meta:generator>LibreOffice/4.4.6.3$Linux_X86_64 LibreOffice_project/40m0$Build-3</meta:generator>
    <meta:editing-duration>PT21H40M33S</meta:editing-duration>
    <meta:editing-cycles>52</meta:editing-cycles>
    <dc:creator>gsantacruz </dc:creator>
    <meta:document-statistic meta:table-count="1" meta:image-count="1" meta:object-count="0" meta:page-count="1" meta:paragraph-count="26" meta:word-count="43" meta:character-count="394" meta:non-whitespace-character-count="363"/>
  </office:meta>
</office:document-meta>
</file>